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FreeSerif" fo:font-size="12pt" officeooo:paragraph-rsid="0001f98a" style:font-size-asian="12pt" style:font-size-complex="12pt"/>
    </style:style>
    <style:style style:name="P2" style:family="paragraph" style:parent-style-name="Standard">
      <style:paragraph-properties fo:margin-left="0cm" fo:margin-right="0cm" fo:line-height="100%" fo:text-align="justify" style:justify-single-word="false" fo:text-indent="0cm" style:auto-text-indent="false"/>
      <style:text-properties style:font-name="FreeSerif" fo:font-size="12pt" officeooo:paragraph-rsid="0001f98a" style:font-size-asian="12pt" style:font-size-complex="12pt"/>
    </style:style>
    <style:style style:name="P3" style:family="paragraph" style:parent-style-name="Standard">
      <style:paragraph-properties fo:margin-left="0cm" fo:margin-right="0cm" fo:line-height="100%" fo:text-align="justify" style:justify-single-word="false" fo:text-indent="0cm" style:auto-text-indent="false"/>
      <style:text-properties style:font-name="FreeSans" officeooo:paragraph-rsid="0001f98a"/>
    </style:style>
    <style:style style:name="P4" style:family="paragraph" style:parent-style-name="Standard">
      <style:paragraph-properties fo:margin-left="3.81cm" fo:margin-right="0cm" fo:line-height="100%" fo:text-align="justify" style:justify-single-word="false" fo:text-indent="0cm" style:auto-text-indent="false"/>
      <style:text-properties style:font-name="FreeSerif" fo:font-size="12pt" officeooo:paragraph-rsid="0001f98a" style:font-size-asian="12pt" style:font-size-complex="12pt"/>
    </style:style>
    <style:style style:name="P5" style:family="paragraph" style:parent-style-name="Standard">
      <style:paragraph-properties fo:margin-left="3.81cm" fo:margin-right="0cm" fo:line-height="100%" fo:text-align="justify" style:justify-single-word="false" fo:text-indent="0cm" style:auto-text-indent="false"/>
      <style:text-properties style:font-name="FreeSans" officeooo:paragraph-rsid="0001f98a"/>
    </style:style>
    <style:style style:name="P6" style:family="paragraph" style:parent-style-name="Standard" style:list-style-name="WWNum2">
      <style:paragraph-properties fo:margin-left="1.27cm" fo:margin-right="0cm" fo:line-height="100%" fo:text-align="justify" style:justify-single-word="false" fo:text-indent="-0.635cm" style:auto-text-indent="false"/>
      <style:text-properties style:font-name="FreeSerif" fo:font-size="12pt" officeooo:paragraph-rsid="0001f98a" style:font-size-asian="12pt" style:font-size-complex="12pt"/>
    </style:style>
    <style:style style:name="P7" style:family="paragraph" style:parent-style-name="Heading_20_1">
      <style:paragraph-properties fo:line-height="100%" fo:text-align="justify" style:justify-single-word="false"/>
      <style:text-properties style:font-name="FreeSans" fo:font-size="22pt" fo:font-weight="bold" officeooo:paragraph-rsid="0001f98a" style:font-size-asian="22pt" style:font-weight-asian="bold" style:font-size-complex="22pt"/>
    </style:style>
    <style:style style:name="P8" style:family="paragraph" style:parent-style-name="Heading_20_2">
      <style:paragraph-properties fo:line-height="100%" fo:text-align="justify" style:justify-single-word="false"/>
      <style:text-properties style:font-name="FreeSans" fo:font-size="14pt" fo:font-weight="bold" officeooo:paragraph-rsid="0001f98a" style:font-size-asian="14pt" style:font-weight-asian="bold" style:font-size-complex="14pt"/>
    </style:style>
    <style:style style:name="P9" style:family="paragraph" style:parent-style-name="Heading_20_2">
      <style:paragraph-properties fo:line-height="100%" fo:text-align="justify" style:justify-single-word="false"/>
      <style:text-properties style:font-name="FreeSans" officeooo:paragraph-rsid="0001f9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posed Solution</text:p>
      <text:p text:style-name="P8"><text:bookmark text:name="_s8m2m1y3wmv"/>Requirements Specification</text:p>
      <text:p text:style-name="P2">We were tasked with creating a website for the restaurant Antons Skafferi and were given a number of requirements to satisfy. The website is divided into two parts with the first part being for potential customers of the restaurant and the second part providing administrative functionality that is only to be used by the restaurant employees. The customer website shall be adapted for usage on mobile devices such as smartphones but this does not apply for the administrative website since this will be used through a personal computer.</text:p>
      <text:p text:style-name="P2"><text:tab/><text:tab/><text:tab/></text:p>
      <text:p text:style-name="P2">The website for the customers is to display information about the lunches served each day of the week as well as what is on the À la carte menu and information about the events taking place at the restaurant in the near future. Through this website customers will also find general information about the restaurant such as opening-hours and they shall also be able to make a table reservation by filling out a form. </text:p>
      <text:p text:style-name="P4"/>
      <text:p text:style-name="P2">Users of the administrative website shall be able to perform a number of actions. All these actions are listed below.</text:p>
      <text:list xml:id="list243421629" text:style-name="WWNum2">
        <text:list-item>
          <text:p text:style-name="P6">Manage the shifts for working personnel and manage said personnel.</text:p>
        </text:list-item>
        <text:list-item>
          <text:p text:style-name="P6">Enter the lunches served during the coming week.</text:p>
        </text:list-item>
        <text:list-item>
          <text:p text:style-name="P6">Manage the À la carte and drinks menu.</text:p>
        </text:list-item>
        <text:list-item>
          <text:p text:style-name="P6">Manage events.</text:p>
        </text:list-item>
      </text:list>
      <text:p text:style-name="P5"/>
      <text:p text:style-name="P3"/>
      <text:p text:style-name="P9"><text:bookmark text:name="_dnuddgtoldb0"/>Mockups</text:p>
      <text:p text:style-name="P1">See the appendices for mockups that were created during the project.</text:p>
      <text:p text:style-name="P9"><text:bookmark text:name="_7wlm2gncqqen"/>Implementation</text:p>
      <text:p text:style-name="P2">For the web-development part of the project we have succeeded in creating a website involving both a customer part and an admin part. Customers have access to information about what is served for lunch each day of the week excluding weekends as well as what is currently on the a-la-carte menu. They may also find which number to call for table reservations and information about the two events that occur on a date closest to the current date. Also, the header and footer on this page display information that is of general interest for customers, including the name of the restaurant, address-information, contact information and when the restaurant is open.</text:p>
      <text:p text:style-name="P4"/>
      <text:p text:style-name="P2"><text:soft-page-break/>We have also succeeded in creating the admin part of the page. This part is further divided into seven different parts, each responsible for a particular functionality. These parts are: lunches, dinners, drinks, events, shifts, employees and table-reservations. All of these except for lunches have the same general outline and provide full CRUD-functionality. On the lunches page one may only add lunches that are to be displayed on the customer page during a given week. Since the other pages provide CRUD one may create new data, read data, update data and delete data. Some of these parts are only used for manipulating data whose purpose are to be displayed for the customers and other parts are of no interest for customers but instead of interest for the administrator. The parts for the customers are lunches, dinner, drinks and events while the parts for the admin are shifts, personnel and table-reserv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2pt" fo:font-weight="bold" style:font-size-asian="22pt" style:font-weight-asian="bold" style:font-size-complex="22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4pt" fo:font-weight="bold" style:font-size-asian="14pt" style:font-weight-asian="bold" style:font-size-complex="14pt"/>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 LibreOffice_project/98c6a8a1c6c7b144ce3cc729e34964b47ce25d62</meta:generator>
    <dc:date>2020-03-24T14:11:20.080000000</dc:date>
    <meta:editing-duration>PT2M47S</meta:editing-duration>
    <meta:editing-cycles>1</meta:editing-cycles>
    <meta:document-statistic meta:table-count="0" meta:image-count="0" meta:object-count="0" meta:page-count="2" meta:paragraph-count="15" meta:word-count="491" meta:character-count="2958" meta:non-whitespace-character-count="2481"/>
  </office:meta>
</office:document-meta>
</file>